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2" svg:font-family="Symbol" style:font-charset="x-symbol"/>
    <style:font-face style:name="Symbol" svg:font-family="Symbol" style:font-adornments="Regular" style:font-charset="x-symbol"/>
    <style:font-face style:name="Symbol1" svg:font-family="Symbol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Courier New" svg:font-family="'Courier New'" style:font-family-generic="modern" style:font-pitch="fixed"/>
    <style:font-face style:name="Droid Sans Mono" svg:font-family="'Droid Sans Mono'" style:font-family-generic="swiss" style:font-pitch="fixed"/>
    <style:font-face style:name="Berlin Sans FB" svg:font-family="'Berlin Sans FB'" style:font-pitch="variable"/>
    <style:font-face style:name="Bitstream Charter" svg:font-family="'Bitstream Charter'" style:font-pitch="variable"/>
    <style:font-face style:name="Liberation Sans2" svg:font-family="'Liberation Sans'" style:font-pitch="variable"/>
    <style:font-face style:name="Tahoma" svg:font-family="Tahoma" style:font-pitch="variable"/>
    <style:font-face style:name="Berlin Sans FB1" svg:font-family="'Berlin Sans FB'" style:font-family-generic="roman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Berlin Sans FB2" svg:font-family="'Berlin Sans FB'" style:font-family-generic="swiss" style:font-pitch="variable"/>
    <style:font-face style:name="DejaVu Sans Condensed" svg:font-family="'DejaVu Sans Condensed'" style:font-adornments="Condensed Oblique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ext_20_body">
      <style:paragraph-properties fo:margin-top="0cm" fo:margin-bottom="0cm" loext:contextual-spacing="false"/>
      <style:text-properties fo:font-size="2pt" style:font-size-asian="1.75pt" style:font-size-complex="2pt"/>
    </style:style>
    <style:style style:name="P2" style:family="paragraph" style:parent-style-name="Header">
      <style:paragraph-properties fo:padding="0.049cm" fo:border="0.99pt solid #000000" style:shadow="none">
        <style:tab-stops>
          <style:tab-stop style:position="9.5cm" style:type="center"/>
          <style:tab-stop style:position="15.081cm" style:type="right"/>
        </style:tab-stops>
      </style:paragraph-properties>
      <style:text-properties fo:color="#000000" officeooo:paragraph-rsid="0048cf0a"/>
    </style:style>
    <style:style style:name="P3" style:family="paragraph" style:parent-style-name="Footer">
      <style:paragraph-properties fo:text-align="end" style:justify-single-word="false"/>
      <style:text-properties style:font-name="Liberation Sans1" fo:font-size="6pt" fo:font-style="italic" style:font-size-asian="6pt" style:font-style-asian="italic" style:font-size-complex="6pt" style:font-style-complex="italic"/>
    </style:style>
    <style:style style:name="P4" style:family="paragraph" style:parent-style-name="Standard">
      <loext:graphic-properties draw:fill="none"/>
      <style:paragraph-properties fo:margin-left="2cm" fo:margin-right="0cm" fo:margin-top="0cm" fo:margin-bottom="0.049cm" loext:contextual-spacing="false" fo:text-indent="0cm" style:auto-text-indent="false" fo:background-color="transparent"/>
      <style:text-properties fo:color="#333333" style:font-name="Droid Sans Mono" fo:font-size="8pt" officeooo:rsid="003db4c6" officeooo:paragraph-rsid="003858ec" style:font-size-asian="8pt" style:font-size-complex="8pt"/>
    </style:style>
    <style:style style:name="P5" style:family="paragraph" style:parent-style-name="Standard">
      <loext:graphic-properties draw:fill="none"/>
      <style:paragraph-properties fo:margin-left="2cm" fo:margin-right="0cm" fo:margin-top="0cm" fo:margin-bottom="0.049cm" loext:contextual-spacing="false" fo:text-indent="0cm" style:auto-text-indent="false" fo:background-color="transparent"/>
      <style:text-properties fo:color="#333333" style:font-name="Droid Sans Mono" fo:font-size="8pt" fo:font-weight="bold" officeooo:rsid="003db4c6" officeooo:paragraph-rsid="003858ec" style:font-size-asian="8pt" style:font-weight-asian="bold" style:font-size-complex="8pt" style:font-weight-complex="bold"/>
    </style:style>
    <style:style style:name="P6" style:family="paragraph" style:parent-style-name="Standard" style:master-page-name="">
      <loext:graphic-properties draw:fill="none"/>
      <style:paragraph-properties fo:margin-left="2cm" fo:margin-right="0cm" fo:margin-top="0cm" fo:margin-bottom="0.049cm" loext:contextual-spacing="false" fo:text-indent="0cm" style:auto-text-indent="false" style:page-number="auto" fo:background-color="transparent"/>
      <style:text-properties fo:color="#333333" style:font-name="Droid Sans Mono" fo:font-size="8pt" officeooo:rsid="003db4c6" officeooo:paragraph-rsid="003858ec" style:font-size-asian="8pt" style:font-size-complex="8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3f8bec"/>
    </style:style>
    <style:style style:name="P8" style:family="paragraph" style:parent-style-name="Text_20_body">
      <style:paragraph-properties fo:margin-left="0cm" fo:margin-right="0cm" fo:margin-top="0cm" fo:margin-bottom="0.049cm" loext:contextual-spacing="false" fo:text-indent="0cm" style:auto-text-indent="false"/>
      <style:text-properties fo:font-size="11pt" style:font-size-asian="11pt" style:font-size-complex="11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049cm" loext:contextual-spacing="false" fo:text-indent="0cm" style:auto-text-indent="false" fo:background-color="transparent"/>
      <style:text-properties fo:color="#333333" style:font-name="Droid Sans Mono" fo:font-size="10.5pt" fo:font-weight="bold" officeooo:rsid="003db4c6" officeooo:paragraph-rsid="0045e16c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Liberation Serif" fo:font-size="10pt" fo:font-style="italic" style:text-underline-style="solid" style:text-underline-width="auto" style:text-underline-color="font-color" fo:font-weight="bold" officeooo:rsid="003858ec" officeooo:paragraph-rsid="003858ec" style:font-style-asian="italic" style:font-weight-asian="bold" style:font-style-complex="italic" style:font-weight-complex="bold"/>
    </style:style>
    <style:style style:name="P11" style:family="paragraph" style:parent-style-name="Answer">
      <style:text-properties officeooo:rsid="003f8bec"/>
    </style:style>
    <style:style style:name="P12" style:family="paragraph" style:parent-style-name="Answer">
      <style:text-properties officeooo:rsid="003f8bec" officeooo:paragraph-rsid="003f8bec"/>
    </style:style>
    <style:style style:name="P13" style:family="paragraph" style:parent-style-name="Answer">
      <style:text-properties officeooo:rsid="0044bf28" officeooo:paragraph-rsid="0044bf28"/>
    </style:style>
    <style:style style:name="P14" style:family="paragraph" style:parent-style-name="Answer">
      <style:text-properties officeooo:rsid="00499464" officeooo:paragraph-rsid="00499464"/>
    </style:style>
    <style:style style:name="P15" style:family="paragraph" style:parent-style-name="Answer">
      <style:text-properties officeooo:rsid="004d756e" officeooo:paragraph-rsid="004d756e"/>
    </style:style>
    <style:style style:name="P16" style:family="paragraph" style:parent-style-name="Answer">
      <style:text-properties officeooo:rsid="00433e55" officeooo:paragraph-rsid="00433e55"/>
    </style:style>
    <style:style style:name="P17" style:family="paragraph" style:parent-style-name="Answer">
      <style:text-properties style:font-name="Droid Sans Mono" officeooo:rsid="0044bf28" officeooo:paragraph-rsid="0044bf28"/>
    </style:style>
    <style:style style:name="P18" style:family="paragraph" style:parent-style-name="Answer">
      <style:text-properties style:font-name="Liberation Sans1" fo:font-size="12pt" fo:font-weight="normal" officeooo:rsid="0044bf28" officeooo:paragraph-rsid="0044bf28" style:font-size-asian="12pt" style:font-weight-asian="normal" style:font-size-complex="12pt" style:font-weight-complex="normal"/>
    </style:style>
    <style:style style:name="P19" style:family="paragraph" style:parent-style-name="Standard" style:list-style-name="">
      <style:paragraph-properties fo:margin-top="0cm" fo:margin-bottom="0cm" loext:contextual-spacing="false" fo:text-align="center" style:justify-single-word="false"/>
      <style:text-properties officeooo:rsid="0057a13a" officeooo:paragraph-rsid="0057a13a"/>
    </style:style>
    <style:style style:name="P20" style:family="paragraph" style:parent-style-name="Questionnaire" style:list-style-name="Numbering_20_1">
      <style:paragraph-properties fo:margin-top="0cm" fo:margin-bottom="0.049cm" loext:contextual-spacing="false"/>
      <style:text-properties officeooo:rsid="0057a13a" officeooo:paragraph-rsid="0057a13a"/>
    </style:style>
    <style:style style:name="P21" style:family="paragraph" style:parent-style-name="Questionnaire">
      <style:paragraph-properties fo:margin-top="0cm" fo:margin-bottom="0cm" loext:contextual-spacing="false"/>
    </style:style>
    <style:style style:name="P22" style:family="paragraph" style:parent-style-name="Questionnaire">
      <style:paragraph-properties fo:margin-top="0cm" fo:margin-bottom="0cm" loext:contextual-spacing="false"/>
      <style:text-properties officeooo:paragraph-rsid="003da063"/>
    </style:style>
    <style:style style:name="P23" style:family="paragraph" style:parent-style-name="Questionnaire">
      <style:paragraph-properties fo:margin-top="0cm" fo:margin-bottom="0cm" loext:contextual-spacing="false"/>
      <style:text-properties officeooo:paragraph-rsid="00433e55"/>
    </style:style>
    <style:style style:name="P24" style:family="paragraph" style:parent-style-name="Questionnaire">
      <style:paragraph-properties fo:margin-top="0cm" fo:margin-bottom="0cm" loext:contextual-spacing="false"/>
      <style:text-properties officeooo:paragraph-rsid="0044bf28"/>
    </style:style>
    <style:style style:name="P25" style:family="paragraph" style:parent-style-name="Questionnaire">
      <style:paragraph-properties fo:margin-top="0cm" fo:margin-bottom="0cm" loext:contextual-spacing="false"/>
      <style:text-properties officeooo:rsid="0057a13a" officeooo:paragraph-rsid="0057a13a"/>
    </style:style>
    <style:style style:name="P26" style:family="paragraph" style:parent-style-name="Questionnaire">
      <style:paragraph-properties fo:margin-top="0cm" fo:margin-bottom="0cm" loext:contextual-spacing="false"/>
      <style:text-properties officeooo:rsid="005a5ec0" officeooo:paragraph-rsid="005a5ec0"/>
    </style:style>
    <style:style style:name="P27" style:family="paragraph" style:parent-style-name="Questionnaire">
      <style:paragraph-properties fo:margin-top="0cm" fo:margin-bottom="0cm" loext:contextual-spacing="false"/>
      <style:text-properties officeooo:rsid="005c15c5" officeooo:paragraph-rsid="005c15c5"/>
    </style:style>
    <style:style style:name="P28" style:family="paragraph" style:parent-style-name="Questionnaire">
      <style:paragraph-properties fo:margin-top="0cm" fo:margin-bottom="0.101cm" loext:contextual-spacing="false"/>
    </style:style>
    <style:style style:name="P29" style:family="paragraph" style:parent-style-name="Questionnaire" style:list-style-name="Numbering_20_1">
      <style:paragraph-properties fo:margin-top="0cm" fo:margin-bottom="0.101cm" loext:contextual-spacing="false"/>
      <style:text-properties officeooo:paragraph-rsid="005a5ec0"/>
    </style:style>
    <style:style style:name="P30" style:family="paragraph" style:parent-style-name="Questionnaire">
      <style:paragraph-properties fo:margin-top="0cm" fo:margin-bottom="0.101cm" loext:contextual-spacing="false"/>
      <style:text-properties officeooo:paragraph-rsid="0044bf28"/>
    </style:style>
    <style:style style:name="P31" style:family="paragraph" style:parent-style-name="Questionnaire">
      <style:paragraph-properties fo:margin-top="0cm" fo:margin-bottom="0.101cm" loext:contextual-spacing="false"/>
      <style:text-properties officeooo:paragraph-rsid="003c1d4b"/>
    </style:style>
    <style:style style:name="P32" style:family="paragraph" style:parent-style-name="Questionnaire">
      <style:paragraph-properties fo:margin-top="0cm" fo:margin-bottom="0.101cm" loext:contextual-spacing="false"/>
      <style:text-properties officeooo:rsid="005a5ec0" officeooo:paragraph-rsid="005a5ec0"/>
    </style:style>
    <style:style style:name="P33" style:family="paragraph" style:parent-style-name="Questionnaire">
      <style:paragraph-properties fo:margin-top="0.101cm" fo:margin-bottom="0.101cm" loext:contextual-spacing="false"/>
    </style:style>
    <style:style style:name="P34" style:family="paragraph" style:parent-style-name="Text_20_body" style:list-style-name="L1">
      <style:text-properties fo:font-size="11pt" fo:font-style="normal" fo:font-weight="normal" officeooo:rsid="0057a13a" officeooo:paragraph-rsid="0057a13a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style:text-properties officeooo:paragraph-rsid="0057a13a"/>
    </style:style>
    <style:style style:name="P36" style:family="paragraph" style:parent-style-name="Text_20_body" style:list-style-name="">
      <style:paragraph-properties fo:margin-top="0cm" fo:margin-bottom="0cm" loext:contextual-spacing="false"/>
      <style:text-properties officeooo:paragraph-rsid="005a5ec0"/>
    </style:style>
    <style:style style:name="P37" style:family="paragraph" style:parent-style-name="Text_20_body" style:list-style-name="L1">
      <style:paragraph-properties fo:margin-top="0cm" fo:margin-bottom="0.199cm" loext:contextual-spacing="false"/>
      <style:text-properties fo:font-size="11pt" officeooo:rsid="0057a13a" officeooo:paragraph-rsid="0057a13a" style:font-size-asian="11pt" style:font-size-complex="11pt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rebuchet MS" fo:font-size="14pt" fo:font-weight="bold" officeooo:rsid="00192356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style:font-name="Trebuchet MS" fo:font-size="14pt" fo:font-weight="bold" officeooo:rsid="001cb362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style:font-name="Trebuchet MS" fo:font-size="14pt" fo:font-weight="bold" officeooo:rsid="0048cf0a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style:font-name="Trebuchet MS" fo:font-size="14pt" fo:font-weight="bold" officeooo:rsid="00248b76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style:font-name="Trebuchet MS" fo:font-size="14pt" fo:font-weight="bold" officeooo:rsid="0027550c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style:font-name="Trebuchet MS" fo:font-size="12pt" fo:font-weight="bold" officeooo:rsid="001cb362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style:font-name="Trebuchet MS" fo:font-size="12pt" fo:font-weight="bold" officeooo:rsid="003c04c6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style:font-name="Trebuchet MS" fo:font-size="12pt" fo:font-weight="bold" officeooo:rsid="0057a13a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style:font-name="Trebuchet MS" fo:font-size="12pt" fo:font-weight="bold" officeooo:rsid="00192356" fo:background-color="#ffff00" loext:char-shading-value="0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a5ec0" style:font-weight-asian="bold" style:font-weight-complex="bold"/>
    </style:style>
    <style:style style:name="T12" style:family="text">
      <style:text-properties officeooo:rsid="003858ec"/>
    </style:style>
    <style:style style:name="T13" style:family="text">
      <style:text-properties style:font-name="Droid Sans Mono" fo:font-weight="bold" style:font-weight-asian="bold" style:font-weight-complex="bold"/>
    </style:style>
    <style:style style:name="T14" style:family="text">
      <style:text-properties style:font-name="Droid Sans Mono" fo:font-size="9pt" fo:font-weight="bold" style:font-size-asian="9pt" style:font-weight-asian="bold" style:font-size-complex="9pt" style:font-weight-complex="bold"/>
    </style:style>
    <style:style style:name="T15" style:family="text">
      <style:text-properties officeooo:rsid="0038ab70"/>
    </style:style>
    <style:style style:name="T16" style:family="text">
      <style:text-properties fo:font-size="10.5pt" officeooo:rsid="004dbfbf" style:font-size-asian="10.5pt" style:font-size-complex="10.5pt"/>
    </style:style>
    <style:style style:name="T17" style:family="text">
      <style:text-properties fo:font-size="10.5pt" officeooo:rsid="004b3510" style:font-size-asian="10.5pt" style:font-size-complex="10.5pt"/>
    </style:style>
    <style:style style:name="T18" style:family="text">
      <style:text-properties fo:font-size="10.5pt" officeooo:rsid="0057a13a" style:font-size-asian="10.5pt" style:font-size-complex="10.5pt"/>
    </style:style>
    <style:style style:name="T19" style:family="text">
      <style:text-properties fo:font-size="10.5pt" officeooo:rsid="005a5ec0" style:font-size-asian="10.5pt" style:font-size-complex="10.5pt"/>
    </style:style>
    <style:style style:name="T20" style:family="text">
      <style:text-properties officeooo:rsid="00525095"/>
    </style:style>
    <style:style style:name="T21" style:family="text">
      <style:text-properties officeooo:rsid="00558b23"/>
    </style:style>
    <style:style style:name="T22" style:family="text">
      <style:text-properties officeooo:rsid="0057a13a"/>
    </style:style>
    <style:style style:name="T23" style:family="text">
      <style:text-properties officeooo:rsid="0057d593"/>
    </style:style>
    <style:style style:name="T24" style:family="text">
      <style:text-properties officeooo:rsid="005a5ec0"/>
    </style:style>
    <style:style style:name="T25" style:family="text">
      <style:text-properties officeooo:rsid="005c15c5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ymbol" fo:font-size="8pt" fo:font-style="normal" fo:text-shadow="none" style:text-underline-style="none" fo:font-weight="normal" style:letter-kerning="true" style:font-name-asian="Symbol" style:font-size-asian="8pt" style:font-style-asian="normal" style:font-weight-asian="normal" style:font-name-complex="Symbo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.31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cm" svg:stroke-color="#000000" draw:marker-start="Arrow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.31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.31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3cm" svg:stroke-color="#000000" draw:marker-start="Arrow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.31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n souhaite <text:span text:style-name="T22">réaliser un appareil de mesure de résistance (Ohm mètre)</text:span> à l'aide d'un arduino :</text:p>
      <text:list xml:id="list3527366711" text:style-name="L1">
        <text:list-item>
          <text:p text:style-name="P34">Le principe de mesure sera de comparer la résistance à mesurer avec une résistance de référence, dont on connaît la valeur</text:p>
        </text:list-item>
        <text:list-item>
          <text:p text:style-name="P37">L’arduino devra réaliser l’acquisition d’une tension proportionnelle la résistance mesurée, et la conversion en Ohms</text:p>
        </text:list-item>
      </text:list>
      <text:p text:style-name="P35">Après<text:span text:style-name="T17"> </text:span><text:span text:style-name="T18">l</text:span><text:a xlink:type="simple" xlink:href="https://fr.wikipedia.org/wiki/Diviseur_de_tension#Principe_du_diviseur_de_tension" text:style-name="Internet_20_link" text:visited-style-name="Visited_20_Internet_20_Link"><text:span text:style-name="T16">a lecture de ce document</text:span></text:a></text:p>
      <text:list xml:id="list435281223" text:style-name="Numbering_20_1">
        <text:list-item>
          <text:h text:style-name="P25" text:outline-level="1">Déterminer les valeurs manquantes pour les 2 cas de figure proposés en justifiant vos réponses</text:h>
        </text:list-item>
      </text:list>
      <text:p text:style-name="P19"><draw:g text:anchor-type="as-char" draw:z-index="0" draw:name="Shape2" draw:style-name="gr1"><draw:custom-shape draw:style-name="gr2" draw:text-style-name="P38" svg:width="0.211cm" svg:height="0.593cm" svg:x="1.244cm" svg:y="0.9cm"><text:p/><draw:enhanced-geometry svg:viewBox="0 0 21600 21600" draw:type="rectangle" draw:enhanced-path="M 0 0 L 21600 0 21600 21600 0 21600 0 0 Z N"/></draw:custom-shape><draw:line draw:style-name="gr3" draw:text-style-name="P39" svg:x1="1.141cm" svg:y1="2.901cm" svg:x2="1.556cm" svg:y2="2.901cm"><text:p/></draw:line><draw:line draw:style-name="gr4" draw:text-style-name="P39" svg:x1="1.224cm" svg:y1="3cm" svg:x2="1.473cm" svg:y2="3cm"><text:p/></draw:line><draw:line draw:style-name="gr5" draw:text-style-name="P39" svg:x1="1.307cm" svg:y1="3.1cm" svg:x2="1.39cm" svg:y2="3.1cm"><text:p/></draw:line><draw:line draw:style-name="gr6" draw:text-style-name="P39" svg:x1="1.349cm" svg:y1="2.592cm" svg:x2="1.349cm" svg:y2="2.9cm"><text:p/></draw:line><draw:line draw:style-name="gr7" draw:text-style-name="P39" svg:x1="1.349cm" svg:y1="0.5cm" svg:x2="1.349cm" svg:y2="0.892cm"><text:p/></draw:line><draw:line draw:style-name="gr8" draw:text-style-name="P39" svg:x1="1.349cm" svg:y1="1.693cm" svg:x2="2.49cm" svg:y2="1.693cm"><text:p/></draw:line><draw:line draw:style-name="gr9" draw:text-style-name="P39" svg:x1="1.141cm" svg:y1="0.5cm" svg:x2="1.556cm" svg:y2="0.5cm"><text:p/></draw:line><draw:frame draw:style-name="gr10" draw:text-style-name="P41" svg:width="1.144cm" svg:height="0.851cm" svg:x="0.933cm" svg:y="0cm"><draw:text-box><text:p text:style-name="P40"><text:span text:style-name="T26">5V</text:span></text:p></draw:text-box></draw:frame><draw:line draw:style-name="gr11" draw:text-style-name="P39" svg:x1="2.49cm" svg:y1="2.8cm" svg:x2="2.49cm" svg:y2="1.792cm"><text:p/></draw:line><draw:line draw:style-name="gr12" draw:text-style-name="P39" svg:x1="2.282cm" svg:y1="2.901cm" svg:x2="2.697cm" svg:y2="2.901cm"><text:p/></draw:line><draw:line draw:style-name="gr13" draw:text-style-name="P39" svg:x1="2.365cm" svg:y1="3cm" svg:x2="2.614cm" svg:y2="3cm"><text:p/></draw:line><draw:line draw:style-name="gr14" draw:text-style-name="P39" svg:x1="2.448cm" svg:y1="3.1cm" svg:x2="2.531cm" svg:y2="3.1cm"><text:p/></draw:line><draw:frame draw:style-name="gr15" draw:text-style-name="P41" svg:width="1.142cm" svg:height="0.851cm" svg:x="2.387cm" svg:y="2.043cm"><draw:text-box><text:p text:style-name="P40"><text:span text:style-name="T26">?</text:span></text:p></draw:text-box></draw:frame><draw:custom-shape draw:style-name="gr16" draw:text-style-name="P38" svg:width="0.211cm" svg:height="0.592cm" svg:x="1.244cm" svg:y="2cm"><text:p/><draw:enhanced-geometry svg:viewBox="0 0 21600 21600" draw:type="rectangle" draw:enhanced-path="M 0 0 L 21600 0 21600 21600 0 21600 0 0 Z N"/></draw:custom-shape><draw:line draw:style-name="gr17" draw:text-style-name="P39" svg:x1="1.349cm" svg:y1="1.492cm" svg:x2="1.349cm" svg:y2="2cm"><text:p/></draw:line><draw:frame draw:style-name="gr18" draw:text-style-name="P41" svg:width="1.454cm" svg:height="0.916cm" svg:x="0cm" svg:y="0.884cm"><draw:text-box><text:p text:style-name="P40"><text:span text:style-name="T26">320 </text:span><text:span text:style-name="T27"></text:span></text:p></draw:text-box></draw:frame><draw:frame draw:style-name="gr19" draw:text-style-name="P41" svg:width="1.452cm" svg:height="0.918cm" svg:x="0.104cm" svg:y="1.983cm"><draw:text-box><text:p text:style-name="P40"><text:span text:style-name="T26">1k</text:span><text:span text:style-name="T27"></text:span></text:p></draw:text-box></draw:frame><draw:custom-shape draw:style-name="gr20" draw:text-style-name="P38" svg:width="0.209cm" svg:height="0.593cm" svg:x="8.299cm" svg:y="0.9cm"><text:p/><draw:enhanced-geometry svg:viewBox="0 0 21600 21600" draw:type="rectangle" draw:enhanced-path="M 0 0 L 21600 0 21600 21600 0 21600 0 0 Z N"/></draw:custom-shape><draw:line draw:style-name="gr21" draw:text-style-name="P39" svg:x1="8.196cm" svg:y1="2.901cm" svg:x2="8.611cm" svg:y2="2.901cm"><text:p/></draw:line><draw:line draw:style-name="gr22" draw:text-style-name="P39" svg:x1="8.279cm" svg:y1="3cm" svg:x2="8.528cm" svg:y2="3cm"><text:p/></draw:line><draw:line draw:style-name="gr23" draw:text-style-name="P39" svg:x1="8.362cm" svg:y1="3.1cm" svg:x2="8.445cm" svg:y2="3.1cm"><text:p/></draw:line><draw:line draw:style-name="gr24" draw:text-style-name="P39" svg:x1="8.404cm" svg:y1="2.592cm" svg:x2="8.404cm" svg:y2="2.9cm"><text:p/></draw:line><draw:line draw:style-name="gr25" draw:text-style-name="P39" svg:x1="8.404cm" svg:y1="0.5cm" svg:x2="8.404cm" svg:y2="0.892cm"><text:p/></draw:line><draw:line draw:style-name="gr26" draw:text-style-name="P39" svg:x1="8.404cm" svg:y1="1.693cm" svg:x2="9.545cm" svg:y2="1.693cm"><text:p/></draw:line><draw:line draw:style-name="gr27" draw:text-style-name="P39" svg:x1="8.196cm" svg:y1="0.5cm" svg:x2="8.611cm" svg:y2="0.5cm"><text:p/></draw:line><draw:frame draw:style-name="gr28" draw:text-style-name="P41" svg:width="1.142cm" svg:height="0.851cm" svg:x="7.989cm" svg:y="0cm"><draw:text-box><text:p text:style-name="P40"><text:span text:style-name="T26">5V</text:span></text:p></draw:text-box></draw:frame><draw:line draw:style-name="gr29" draw:text-style-name="P39" svg:x1="9.545cm" svg:y1="2.8cm" svg:x2="9.545cm" svg:y2="1.792cm"><text:p/></draw:line><draw:line draw:style-name="gr30" draw:text-style-name="P39" svg:x1="9.337cm" svg:y1="2.901cm" svg:x2="9.752cm" svg:y2="2.901cm"><text:p/></draw:line><draw:line draw:style-name="gr31" draw:text-style-name="P39" svg:x1="9.42cm" svg:y1="3cm" svg:x2="9.669cm" svg:y2="3cm"><text:p/></draw:line><draw:line draw:style-name="gr32" draw:text-style-name="P39" svg:x1="9.503cm" svg:y1="3.1cm" svg:x2="9.586cm" svg:y2="3.1cm"><text:p/></draw:line><draw:frame draw:style-name="gr33" draw:text-style-name="P41" svg:width="1.35cm" svg:height="0.888cm" svg:x="9.44cm" svg:y="2.013cm"><draw:text-box><text:p text:style-name="P40"><text:span text:style-name="T26">3,</text:span><text:span text:style-name="T26">15</text:span><text:span text:style-name="T26">V</text:span></text:p></draw:text-box></draw:frame><draw:custom-shape draw:style-name="gr34" draw:text-style-name="P38" svg:width="0.209cm" svg:height="0.592cm" svg:x="8.299cm" svg:y="2cm"><text:p/><draw:enhanced-geometry svg:viewBox="0 0 21600 21600" draw:type="rectangle" draw:enhanced-path="M 0 0 L 21600 0 21600 21600 0 21600 0 0 Z N"/></draw:custom-shape><draw:line draw:style-name="gr35" draw:text-style-name="P39" svg:x1="8.404cm" svg:y1="1.492cm" svg:x2="8.404cm" svg:y2="2cm"><text:p/></draw:line><draw:frame draw:style-name="gr36" draw:text-style-name="P41" svg:width="1.454cm" svg:height="0.916cm" svg:x="7.366cm" svg:y="0.884cm"><draw:text-box><text:p text:style-name="P40"><text:span text:style-name="T26">?</text:span></text:p></draw:text-box></draw:frame><draw:frame draw:style-name="gr37" draw:text-style-name="P41" svg:width="1.452cm" svg:height="0.918cm" svg:x="7.16cm" svg:y="1.983cm"><draw:text-box><text:p text:style-name="P40"><text:span text:style-name="T26">1k</text:span><text:span text:style-name="T27"></text:span></text:p></draw:text-box></draw:frame></draw:g></text:p>
      <text:p text:style-name="P14"/>
      <text:list xml:id="list144152942138310" text:continue-numbering="true" text:style-name="Numbering_20_1">
        <text:list-item>
          <text:h text:style-name="P20" text:outline-level="1">Expliquer en quoi le montage (pont diviseur) proposé est utile à la création de notre appareil de mesure</text:h>
        </text:list-item>
      </text:list>
      <text:p text:style-name="Answer"/>
      <text:p text:style-name="P36"><text:span text:style-name="T22">Après</text:span><text:span text:style-name="T17"> </text:span><text:span text:style-name="T18">l</text:span><text:a xlink:type="simple" xlink:href="https://eskimon.fr/tuto-arduino-401-les-entrées-analogiques-de-larduino" text:style-name="Internet_20_link" text:visited-style-name="Visited_20_Internet_20_Link"><text:span text:style-name="T16">a lecture de ce document</text:span></text:a><text:span text:style-name="T16"> </text:span><text:span text:style-name="T19">et de </text:span><text:a xlink:type="simple" xlink:href="https://www.arduino.cc/en/Tutorial/AnalogReadSerial" text:style-name="Internet_20_link" text:visited-style-name="Visited_20_Internet_20_Link"><text:span text:style-name="T19">ce document</text:span></text:a></text:p>
      <text:list xml:id="list144151674810587" text:continue-numbering="true" text:style-name="Numbering_20_1">
        <text:list-item>
          <text:h text:style-name="P25" text:outline-level="1">Justifier que la carte arduino UNO a la capacité de réaliser la fonction souhaitée : il sera utile de préciser le nom de l’élément interne du micro contrôleur qui sera utilisé ainsi que ses caractéristiques techniques (précision, fréquence <text:span text:style-name="T24">d’échantillonnage</text:span>)</text:h>
        </text:list-item>
      </text:list>
      <text:p text:style-name="P15"/>
      <text:list xml:id="list144152833777281" text:continue-numbering="true" text:style-name="Numbering_20_1">
        <text:list-item>
          <text:h text:style-name="P22" text:outline-level="1">Définir l<text:span text:style-name="T23">a fonction interne au langage Arduino (pinMode…) que nous utiliserons. Préciser la valeur retournée par cette fonction lorsque la tension mesurée est 5V. En déduire la précision obtenue en Volts </text:span></text:h>
        </text:list-item>
      </text:list>
      <text:p text:style-name="Answer"/>
      <text:list xml:id="list144151632464641" text:continue-numbering="true" text:style-name="Numbering_20_1">
        <text:list-item>
          <text:h text:style-name="P32" text:outline-level="1">Définir l’équation mathématique permettant d’obtenir la valeur de la résistance mesurée en fonction de la valeur renvoyée par l’arduino. Vous utiliserez les réponses des questions 1 et 4 (demandez au professeur de valider les réponses à ces questions)</text:h>
        </text:list-item>
      </text:list>
      <text:p text:style-name="P12"/>
      <text:list xml:id="list144151424558087" text:continue-numbering="true" text:style-name="Numbering_20_1">
        <text:list-item>
          <text:h text:style-name="P29" text:outline-level="1"><text:span text:style-name="T24">Compléter le document réponse en proposant un montage (schéma et connectique matérielle) permettant de réaliser la fonction souhaitée</text:span></text:h>
        </text:list-item>
      </text:list>
      <text:p text:style-name="Answer"/>
      <text:p text:style-name="P7">Soit le programme suivant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11">int</text:span> lectureConsigne = 0;</text:p>
            <text:p text:style-name="P4"/>
            <text:p text:style-name="P5">void setup() {</text:p>
            <text:p text:style-name="P4"><text:tab/><text:span text:style-name="T10">Serial</text:span>.begin(9600) ;</text:p>
            <text:p text:style-name="P5">}</text:p>
            <text:p text:style-name="P4"/>
            <text:p text:style-name="P5">void loop() {</text:p>
            <text:p text:style-name="P4"><text:tab/>lectureConsigne = <text:span text:style-name="T10">analogRead</text:span>(A5);</text:p>
            <text:p text:style-name="P4"><text:tab/><text:span text:style-name="T10">Serial</text:span>.println(lectureConsigne) ;</text:p>
            <text:p text:style-name="P4"><text:tab/><text:span text:style-name="T10">delay</text:span>(100);</text:p>
            <text:p text:style-name="P5">}</text:p>
          </table:table-cell>
          <table:table-cell table:style-name="Table1.B1" office:value-type="string">
            <text:p text:style-name="P10">Réponse Question <text:span text:style-name="T25">7</text:span> :</text:p>
            <text:p text:style-name="P11"/>
            <text:p text:style-name="P12"/>
          </table:table-cell>
        </table:table-row>
      </table:table>
      <text:list xml:id="list144152276150559" text:continue-numbering="true" text:style-name="Numbering_20_1">
        <text:list-item>
          <text:h text:style-name="P33" text:outline-level="1">Expliquer à <text:span text:style-name="T12">droite du programme son rôle et son fonctionnement</text:span></text:h>
        </text:list-item>
        <text:list-item>
          <text:h text:style-name="P26" text:outline-level="1">Proposer une modification de ce programme afin d’afficher la valeur de la résistance : le programme devra résoudre l’équation établie question 5</text:h>
        </text:list-item>
      </text:list>
      <text:p text:style-name="P12"/>
      <text:list xml:id="list144152904980059" text:continue-numbering="true" text:style-name="Numbering_20_1">
        <text:list-item>
          <text:h text:style-name="P27" text:outline-level="1">Après validation par le professeur des questions précédentes, tester le fonctionnement avec une carte arduino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2" svg:font-family="Symbol" style:font-charset="x-symbol"/>
    <style:font-face style:name="Symbol" svg:font-family="Symbol" style:font-adornments="Regular" style:font-charset="x-symbol"/>
    <style:font-face style:name="Symbol1" svg:font-family="Symbol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Courier New" svg:font-family="'Courier New'" style:font-family-generic="modern" style:font-pitch="fixed"/>
    <style:font-face style:name="Droid Sans Mono" svg:font-family="'Droid Sans Mono'" style:font-family-generic="swiss" style:font-pitch="fixed"/>
    <style:font-face style:name="Berlin Sans FB" svg:font-family="'Berlin Sans FB'" style:font-pitch="variable"/>
    <style:font-face style:name="Bitstream Charter" svg:font-family="'Bitstream Charter'" style:font-pitch="variable"/>
    <style:font-face style:name="Liberation Sans2" svg:font-family="'Liberation Sans'" style:font-pitch="variable"/>
    <style:font-face style:name="Tahoma" svg:font-family="Tahoma" style:font-pitch="variable"/>
    <style:font-face style:name="Berlin Sans FB1" svg:font-family="'Berlin Sans FB'" style:font-family-generic="roman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Berlin Sans FB2" svg:font-family="'Berlin Sans FB'" style:font-family-generic="swiss" style:font-pitch="variable"/>
    <style:font-face style:name="DejaVu Sans Condensed" svg:font-family="'DejaVu Sans Condensed'" style:font-adornments="Condensed Oblique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3" draw:display-name="Arrowheads 3" svg:viewBox="0 0 1131 902" svg:d="M564 0l-564 902h1131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rps" style:family="paragraph" style:parent-style-name="Header">
      <style:paragraph-properties fo:margin-left="0.499cm" fo:margin-right="0cm" fo:margin-top="0cm" fo:margin-bottom="0.049cm" loext:contextual-spacing="false" fo:text-align="justify" style:justify-single-word="false" fo:text-indent="0.3cm" style:auto-text-indent="false"/>
      <style:text-properties style:font-name="Bitstream Charter" fo:font-family="'Bitstream Charter'" style:font-pitch="variable" fo:font-size="10pt" style:font-size-asian="10pt"/>
    </style:style>
    <style:style style:name="Questionnaire" style:family="paragraph" style:default-outline-level="1" style:list-style-name="Numbering_20_1" style:master-page-name="">
      <style:paragraph-properties style:page-number="auto" style:shadow="none">
        <style:tab-stops/>
      </style:paragraph-properties>
      <style:text-properties style:font-name="Berlin Sans FB" fo:font-family="'Berlin Sans FB'" style:font-pitch="variable"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left="0.101cm" fo:margin-right="0cm" fo:margin-top="0cm" fo:margin-bottom="0.049cm" loext:contextual-spacing="false" fo:text-indent="0cm" style:auto-text-indent="false"/>
      <style:text-properties style:font-name="Liberation Serif" fo:font-family="'Liberation Serif'" style:font-style-name="Regular" style:font-family-generic="roman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99cm" fo:margin-bottom="0.101cm" loext:contextual-spacing="false" fo:keep-with-next="always">
        <style:tab-stops/>
      </style:paragraph-properties>
      <style:text-properties style:font-name="Liberation Serif1" fo:font-family="'Liberation Serif'" style:font-style-name="Italic" style:font-family-generic="roman" style:font-pitch="variable" fo:font-size="11pt" fo:font-style="italic" fo:text-shadow="1pt 1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99cm" fo:margin-right="0cm" fo:margin-top="0.101cm" fo:margin-bottom="0.101cm" loext:contextual-spacing="false" fo:text-indent="0cm" style:auto-text-indent="false"/>
      <style:text-properties style:font-name="DejaVu Sans Condensed" fo:font-family="'DejaVu Sans Condensed'" style:font-style-name="Condensed Oblique" style:font-family-generic="swiss" style:font-pitch="variable" fo:font-size="105%" fo:font-style="oblique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swer" style:family="paragraph" style:default-outline-level="">
      <loext:graphic-properties draw:fill="solid" draw:fill-color="#cccccc"/>
      <style:paragraph-properties fo:margin-top="0cm" fo:margin-bottom="0.212cm" loext:contextual-spacing="false" fo:background-color="#cccccc"/>
      <style:text-properties fo:color="#800000" style:font-name="Liberation Sans" fo:font-family="'Liberation Sans'" style:font-family-generic="roman" style:font-pitch="variable"/>
    </style:style>
    <style:style style:name="Question" style:family="paragraph" style:parent-style-name="Standard" style:default-outline-level="">
      <style:paragraph-properties fo:margin-left="0.9cm" fo:margin-right="0cm" fo:margin-top="0.199cm" fo:margin-bottom="0.049cm" loext:contextual-spacing="false" fo:text-indent="0cm" style:auto-text-indent="false"/>
      <style:text-properties style:font-name="Berlin Sans FB1" fo:font-family="'Berlin Sans FB'" style:font-family-generic="roman" style:font-pitch="variable" fo:font-size="10pt" style:font-size-asian="10pt"/>
    </style:style>
    <style:style style:name="Chapitre-Sous-1" style:family="paragraph" style:default-outline-level="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2.789cm"/>
          <style:tab-stop style:position="8.001cm" style:type="center"/>
          <style:tab-stop style:position="16.002cm" style:type="right"/>
        </style:tab-stops>
      </style:paragraph-properties>
      <style:text-properties style:font-name="Bitstream Charter1" fo:font-family="'Bitstream Charter'" style:font-family-generic="roman" style:font-pitch="variable" fo:font-size="10.5pt" fo:font-style="italic" style:text-underline-style="solid" style:text-underline-width="auto" style:text-underline-color="#000000" fo:font-weight="normal" style:font-size-asian="10.5pt" style:font-style-asian="italic" style:font-weight-asian="normal"/>
    </style:style>
    <style:style style:name="Chapitre" style:family="paragraph" style:parent-style-name="Standard" style:default-outline-level="">
      <style:paragraph-properties fo:margin-top="0cm" fo:margin-bottom="0.199cm" loext:contextual-spacing="false"/>
      <style:text-properties fo:font-variant="small-caps" style:font-name="Bitstream Charter1" fo:font-family="'Bitstream Charter'" style:font-family-generic="roman" style:font-pitch="variable" fo:font-size="14pt" style:text-underline-style="solid" style:text-underline-width="auto" style:text-underline-color="#000000" style:font-size-asian="14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pitch-asian="variable" style:font-size-asian="18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pitch-asian="variable" style:font-size-asian="31.5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2" style:font-family-complex="'Liberation Sans'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2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pitch-asian="variable" style:font-size-asian="18pt" style:font-name-complex="Liberation Sans2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2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2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pitch-asian="variable" style:font-size-asian="31.5pt" style:font-style-asian="normal" style:font-weight-asian="normal" style:font-name-complex="Liberation Sans2" style:font-family-complex="'Liberation Sans'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Footnote_20_Symbol" style:display-name="Footnote Symbol" style:family="text"/>
    <style:style style:name="Numbering_20_Symbols" style:display-name="Numbering Symbols" style:family="text">
      <style:text-properties style:font-name="Berlin Sans FB2" fo:font-family="'Berlin Sans FB'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ListLabel_20_5" style:display-name="ListLabel 5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2.487cm" text:min-label-width="0.635cm"/>
      </text:list-level-style-number>
      <text:list-level-style-number text:level="2" style:num-suffix="." style:num-format="a" style:num-letter-sync="true">
        <style:list-level-properties text:space-before="3.757cm" text:min-label-width="0.635cm"/>
      </text:list-level-style-number>
      <text:list-level-style-number text:level="3" style:num-suffix="." style:num-format="i">
        <style:list-level-properties text:min-label-width="5.662cm" text:min-label-distance="0.318cm" fo:text-align="end"/>
      </text:list-level-style-number>
      <text:list-level-style-number text:level="4" style:num-suffix="." style:num-format="1">
        <style:list-level-properties text:space-before="6.297cm" text:min-label-width="0.635cm"/>
      </text:list-level-style-number>
      <text:list-level-style-number text:level="5" style:num-suffix="." style:num-format="a" style:num-letter-sync="true">
        <style:list-level-properties text:space-before="7.567cm" text:min-label-width="0.635cm"/>
      </text:list-level-style-number>
      <text:list-level-style-number text:level="6" style:num-suffix="." style:num-format="i">
        <style:list-level-properties text:min-label-width="9.472cm" text:min-label-distance="0.318cm" fo:text-align="end"/>
      </text:list-level-style-number>
      <text:list-level-style-number text:level="7" style:num-suffix="." style:num-format="1">
        <style:list-level-properties text:space-before="10.107cm" text:min-label-width="0.635cm"/>
      </text:list-level-style-number>
      <text:list-level-style-number text:level="8" style:num-suffix="." style:num-format="a" style:num-letter-sync="true">
        <style:list-level-properties text:space-before="11.377cm" text:min-label-width="0.635cm"/>
      </text:list-level-style-number>
      <text:list-level-style-number text:level="9" style:num-suffix="." style:num-format="i">
        <style:list-level-properties text:min-label-width="13.28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/>
      <style:text-properties fo:font-size="2pt" style:font-size-asian="1.75pt" style:font-size-complex="2pt"/>
    </style:style>
    <style:style style:name="MP2" style:family="paragraph" style:parent-style-name="Header">
      <style:paragraph-properties fo:padding="0.049cm" fo:border="0.99pt solid #000000" style:shadow="none">
        <style:tab-stops>
          <style:tab-stop style:position="9.5cm" style:type="center"/>
          <style:tab-stop style:position="15.081cm" style:type="right"/>
        </style:tab-stops>
      </style:paragraph-properties>
      <style:text-properties fo:color="#000000" officeooo:paragraph-rsid="0048cf0a"/>
    </style:style>
    <style:style style:name="MP3" style:family="paragraph" style:parent-style-name="Footer">
      <style:paragraph-properties fo:text-align="end" style:justify-single-word="false"/>
      <style:text-properties style:font-name="Liberation Sans1" fo:font-size="6pt" fo:font-style="italic" style:font-size-asian="6pt" style:font-style-asian="italic" style:font-size-complex="6pt" style:font-style-complex="italic"/>
    </style:style>
    <style:style style:name="MT1" style:family="text">
      <style:text-properties style:font-name="Trebuchet MS" fo:font-size="14pt" fo:font-weight="bold" officeooo:rsid="00192356" fo:background-color="transparent" loext:char-shading-value="0" style:font-size-asian="14pt" style:font-weight-asian="bold" style:font-size-complex="14pt" style:font-weight-complex="bold"/>
    </style:style>
    <style:style style:name="MT2" style:family="text">
      <style:text-properties style:font-name="Trebuchet MS" fo:font-size="14pt" fo:font-weight="bold" officeooo:rsid="001cb362" fo:background-color="transparent" loext:char-shading-value="0" style:font-size-asian="14pt" style:font-weight-asian="bold" style:font-size-complex="14pt" style:font-weight-complex="bold"/>
    </style:style>
    <style:style style:name="MT3" style:family="text">
      <style:text-properties style:font-name="Trebuchet MS" fo:font-size="14pt" fo:font-weight="bold" officeooo:rsid="0048cf0a" fo:background-color="transparent" loext:char-shading-value="0" style:font-size-asian="14pt" style:font-weight-asian="bold" style:font-size-complex="14pt" style:font-weight-complex="bold"/>
    </style:style>
    <style:style style:name="MT4" style:family="text">
      <style:text-properties style:font-name="Trebuchet MS" fo:font-size="12pt" fo:font-weight="bold" officeooo:rsid="001cb362" fo:background-color="transparent" loext:char-shading-value="0" style:font-size-asian="12pt" style:font-weight-asian="bold" style:font-size-complex="12pt" style:font-weight-complex="bold"/>
    </style:style>
    <style:style style:name="MT5" style:family="text">
      <style:text-properties style:font-name="Trebuchet MS" fo:font-size="12pt" fo:font-weight="bold" officeooo:rsid="003c04c6" fo:background-color="transparent" loext:char-shading-value="0" style:font-size-asian="12pt" style:font-weight-asian="bold" style:font-size-complex="12pt" style:font-weight-complex="bold"/>
    </style:style>
    <style:style style:name="MT6" style:family="text">
      <style:text-properties style:font-name="Trebuchet MS" fo:font-size="12pt" fo:font-weight="bold" officeooo:rsid="0057a13a" fo:background-color="transparent" loext:char-shading-value="0" style:font-size-asian="12pt" style:font-weight-asian="bold" style:font-size-complex="12pt" style:font-weight-complex="bold"/>
    </style:style>
    <style:style style:name="MT7" style:family="text">
      <style:text-properties style:font-name="Trebuchet MS" fo:font-size="14pt" fo:font-weight="bold" officeooo:rsid="00248b76" fo:background-color="transparent" loext:char-shading-value="0" style:font-size-asian="14pt" style:font-weight-asian="bold" style:font-size-complex="14pt" style:font-weight-complex="bold"/>
    </style:style>
    <style:style style:name="MT8" style:family="text">
      <style:text-properties style:font-name="Trebuchet MS" fo:font-size="14pt" fo:font-weight="bold" officeooo:rsid="0027550c" fo:background-color="transparent" loext:char-shading-value="0" style:font-size-asian="14pt" style:font-weight-asian="bold" style:font-size-complex="14pt" style:font-weight-complex="bold"/>
    </style:style>
    <style:style style:name="MT9" style:family="text">
      <style:text-properties style:font-name="Trebuchet MS" fo:font-size="12pt" fo:font-weight="bold" officeooo:rsid="00192356" fo:background-color="#ffff00" loext:char-shading-value="0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005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01cm" fo:background-color="transparent" style:dynamic-spacing="false" draw:fill="none" draw:fill-color="#99ccff"/>
      </style:header-style>
      <style:footer-style>
        <style:header-footer-properties svg:height="0.3cm" fo:margin-left="0cm" fo:margin-right="0cm" fo:margin-top="0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2"><text:span text:style-name="MT1">1STI</text:span><text:span text:style-name="MT2">2</text:span><text:span text:style-name="MT1">D </text:span><text:span text:style-name="MT3">S4 - Évaluation</text:span><text:span text:style-name="MT4"> - </text:span><text:span text:style-name="MT5">Activité </text:span><text:span text:style-name="MT6">Lecture analogique</text:span><text:span text:style-name="MT7"><text:tab/></text:span><text:span text:style-name="MT8">Nom :</text:span><text:span text:style-name="MT9"><text:tab/> <text:s text:c="4"/><text:tab/> <text:s text:c="6"/><text:tab/> <text:s text:c="4"/></text:span></text:p>
      </loext:header-first>
      <style:footer>
        <text:p text:style-name="MP3"><text:file-name text:display="name">SIN-1S4-Eval-AnaArduino2</text:file-name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meta:creation-date>2004-09-01T18:43:39</meta:creation-date>
    <dc:date>2019-04-03T14:41:51.301253393</dc:date>
    <meta:printed-by>razer </meta:printed-by>
    <meta:print-date>2015-06-12T09:09:07.861210755</meta:print-date>
    <dc:language>fr-FR</dc:language>
    <meta:editing-cycles>63</meta:editing-cycles>
    <meta:editing-duration>PT12H25M23S</meta:editing-duration>
    <meta:document-statistic meta:table-count="1" meta:image-count="0" meta:object-count="0" meta:page-count="1" meta:paragraph-count="28" meta:word-count="325" meta:character-count="2091" meta:non-whitespace-character-count="1779"/>
    <meta:user-defined meta:name="Info 1"/>
    <meta:user-defined meta:name="Info 2"/>
    <meta:user-defined meta:name="Info 3"/>
    <meta:user-defined meta:name="Info 4"/>
  </office:meta>
</office:document-meta>
</file>